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2" office:value-type="float" office:value="269200.40625" calcext:value-type="float">
            <text:p>269200.40625</text:p>
          </table:table-cell>
          <table:table-cell table:style-name="ce3" office:value-type="float" office:value="121385216" calcext:value-type="float">
            <text:p>121385216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0901820451840421" calcext:value-type="float">
            <text:p>0.0009018204518404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074294092934713" calcext:value-type="float">
            <text:p>7.4294092934713E-12</text:p>
          </table:table-cell>
          <table:table-cell table:style-name="ce3" office:value-type="float" office:value="4448448000" calcext:value-type="float">
            <text:p>4448448000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330493409127238" calcext:value-type="float">
            <text:p>0.033049340912723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4398592000" calcext:value-type="float">
            <text:p>4398592000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326789402829885" calcext:value-type="float">
            <text:p>0.032678940282988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1760.807617" calcext:value-type="float">
            <text:p>1760.807617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0.0000000130817604737549" calcext:value-type="float">
            <text:p>0.00000001308176047375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7671170.5" calcext:value-type="float">
            <text:p>7671170.5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0.0000569922654045029" calcext:value-type="float">
            <text:p>0.000056992265404502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-13.818002" calcext:value-type="float">
            <text:p>-13.818002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-0.000000000102659592476005" calcext:value-type="float">
            <text:p>-0.000000000102659592476005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34:08.12629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5T20:02:32.278973421</dc:date>
    <meta:editing-duration>PT5H31M57S</meta:editing-duration>
    <meta:editing-cycles>3</meta:editing-cycles>
    <meta:generator>LibreOffice/6.0.7.3$Linux_X86_64 LibreOffice_project/00m0$Build-3</meta:generator>
    <meta:document-statistic meta:table-count="1" meta:cell-count="26" meta:object-count="0"/>
    <meta:user-defined meta:name="qrichtext">1</meta:user-defined>
  </office:meta>
</office:document-meta>
</file>